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onospace" svg:font-family="monospace, Courier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22d691" style:font-size-asian="14pt" style:font-size-complex="14pt"/>
    </style:style>
    <style:style style:name="P3" style:family="paragraph" style:parent-style-name="Standard">
      <style:text-properties style:font-name="Liberation Seri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4" style:family="paragraph" style:parent-style-name="Standard">
      <style:text-properties style:font-name="Liberation Serif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text-properties style:font-name="Liberation Serif" fo:font-size="14pt" style:font-size-asian="14pt" style:font-size-complex="14pt"/>
    </style:style>
    <style:style style:name="P6" style:family="paragraph" style:parent-style-name="Standard" style:list-style-name="L1">
      <style:text-properties style:font-name="Liberation Serif" fo:font-size="14pt" style:font-size-asian="14pt" style:font-size-complex="14pt"/>
    </style:style>
    <style:style style:name="P7" style:family="paragraph" style:parent-style-name="Standard" style:list-style-name="L2">
      <style:text-properties style:font-name="Liberation Serif" fo:font-size="14pt" style:font-size-asian="14pt" style:font-size-complex="14pt"/>
    </style:style>
    <style:style style:name="P8" style:family="paragraph" style:parent-style-name="Standard">
      <style:text-properties style:font-name="Liberation Serif" fo:font-size="14pt" officeooo:paragraph-rsid="0024034b" style:font-size-asian="14pt" style:font-size-complex="14pt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663366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 loext:padding="0cm" loext:border="none"/>
    </style:style>
    <style:style style:name="T3" style:family="text">
      <style:text-properties officeooo:rsid="001ff663"/>
    </style:style>
    <style:style style:name="T4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inking an LED on a Bare-metal Raspberry Pi</text:p>
      <text:p text:style-name="P1"/>
      <text:p text:style-name="P3">1. Install a Cross-Compile Toolchain</text:p>
      <text:p text:style-name="P3"/>
      <text:p text:style-name="P1">Raspberry Pi Foundation Tools</text:p>
      <text:p text:style-name="P1"/>
      <text:list xml:id="list2446044582" text:style-name="L1">
        <text:list-item>
          <text:p text:style-name="P6">The Raspberry Pi Foundation provides a compiler in their tools repository. You can obtain it by:</text:p>
        </text:list-item>
      </text:list>
      <text:p text:style-name="P1">cd $HOME</text:p>
      <text:p text:style-name="Standard"><text:span text:style-name="T1">git clone </text:span><text:a xlink:type="simple" xlink:href="git://github.com/raspberrypi/tools" text:style-name="Internet_20_link" text:visited-style-name="Visited_20_Internet_20_Link"><text:span text:style-name="T2">git://github.com/raspberrypi/tools</text:span></text:a><text:span text:style-name="T1"> rpi-tools</text:span></text:p>
      <text:p text:style-name="P1"/>
      <text:list xml:id="list1647871555" text:style-name="L2">
        <text:list-item>
          <text:p text:style-name="P7">Each time you start a new shell to compile U-Boot, run one of the following first, depending on which particular toolchain you want to use:</text:p>
        </text:list-item>
      </text:list>
      <text:p text:style-name="P1"/>
      <text:p text:style-name="P1">export CROSS_COMPILE=$HOME/rpi-tools/arm-bcm2708/arm-bcm2708hardfp-linux-gnueabi/bin/arm-bcm2708hardfp-linux-gnueabi-</text:p>
      <text:p text:style-name="P1"/>
      <text:p text:style-name="P1">export CROSS_COMPILE=$HOME/rpi-tools/arm-bcm2708/arm-bcm2708-linux-gnueabi/bin/arm-bcm2708-linux-gnueabi-</text:p>
      <text:p text:style-name="P1"/>
      <text:p text:style-name="P1">export CROSS_COMPILE=$HOME/rpi-tools/arm-bcm2708/gcc-linaro-arm-linux-gnueabihf-raspbian/arm-linux-gnueabihf/bin/</text:p>
      <text:p text:style-name="P1">-----------------------------------------------------------------------------------------------------</text:p>
      <text:p text:style-name="P1"/>
      <text:p text:style-name="P3">2. Download the homework code template</text:p>
      <text:p text:style-name="P1"/>
      <text:p text:style-name="P1">• Download the code from:</text:p>
      <text:p text:style-name="Standard"><text:a xlink:type="simple" xlink:href="mailto:git@github.com" text:style-name="Internet_20_link" text:visited-style-name="Visited_20_Internet_20_Link"><text:span text:style-name="T4">git@github.com</text:span></text:a><text:span text:style-name="T4">:sohanmane/Bare_Metal_LED_Blink.git</text:span></text:p>
      <text:p text:style-name="P1">-------------------------------------------------------------------------------------------------------</text:p>
      <text:p text:style-name="P3"/>
      <text:p text:style-name="P3">3. Setup GPIO1<text:span text:style-name="T3">6</text:span> so you can Monitor the Output</text:p>
      <text:p text:style-name="P3"/>
      <text:p text:style-name="P1">• The easiest way to do this is hook a <text:span text:style-name="T3">10K</text:span> resistor and LED to GPIO1<text:span text:style-name="T3">6</text:span> (Pin<text:span text:style-name="T3">36</text:span>) and Ground (Pin<text:span text:style-name="T3">6</text:span>)</text:p>
      <text:p text:style-name="P1">-------------------------------------------------------------------------------------------------------</text:p>
      <text:p text:style-name="P1"/>
      <text:p text:style-name="P3">4. Compile Code</text:p>
      <text:p text:style-name="P3"/>
      <text:p text:style-name="P1">• Use following cammand to compile and create .img file</text:p>
      <text:p text:style-name="P1"/>
      <text:p text:style-name="P8">arm-none-eabi-gcc -O2 -mfpu=vfp -mfloat-abi=hard -march=armv6zk mtune=arm1176jzf-s -nostartfiles blink_led.c -o kernel.elf</text:p>
      <text:p text:style-name="P1"/>
      <text:p text:style-name="P1">arm-none-eabi-objcopy kernel.elf -O binary kernel.img</text:p>
      <text:p text:style-name="P1"/>
      <text:p text:style-name="P1"><text:soft-page-break/>• If all goes well it should create a blink_asm.img file.</text:p>
      <text:p text:style-name="P2">-------------------------------------------------------------------------------------------------------</text:p>
      <text:p text:style-name="P2"/>
      <text:p text:style-name="P4">5. Install on the SD card and Test</text:p>
      <text:p text:style-name="P4"/>
      <text:p text:style-name="P1">• Insert your SD card.</text:p>
      <text:p text:style-name="P1">• You should be able to find the boot partition, which is a fat partition that should already have a</text:p>
      <text:p text:style-name="P1">kernel7.img there.</text:p>
      <text:p text:style-name="P1">• Copy the kernel.img file you build over top of kernel7.img on the SD card.</text:p>
      <text:p text:style-name="P1">• Safely unmount the SD card.</text:p>
      <text:p text:style-name="P1">• Place it in your Raspberry Pi. Apply power to the Pi. If all goes well the the LED on GPIO16 should be blinking.</text:p>
      <text:p text:style-name="P2">------------------------------------------------------------------------------------------------------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onospace" svg:font-family="monospace, Courier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0:20:45.435803006</meta:creation-date>
    <meta:generator>LibreOffice/6.0.3.2$Linux_X86_64 LibreOffice_project/00m0$Build-2</meta:generator>
    <dc:date>2018-04-19T02:00:06.858099801</dc:date>
    <meta:editing-duration>PT1H14M25S</meta:editing-duration>
    <meta:editing-cycles>4</meta:editing-cycles>
    <meta:document-statistic meta:table-count="0" meta:image-count="0" meta:object-count="0" meta:page-count="2" meta:paragraph-count="32" meta:word-count="237" meta:character-count="2203" meta:non-whitespace-character-count="2000"/>
  </office:meta>
</office:document-meta>
</file>